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officeooo:paragraph-rsid="00469e73"/>
    </style:style>
    <style:style style:name="P14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4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8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9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9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0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0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0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0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0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0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0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0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0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10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11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12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3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14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15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16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17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18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19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20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21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22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24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25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26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2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2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30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31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237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style:style style:name="T82" style:family="text">
      <style:text-properties officeooo:rsid="008157fc"/>
    </style:style>
    <style:style style:name="T83" style:family="text">
      <style:text-properties officeooo:rsid="0081c9a7"/>
    </style:style>
    <style:style style:name="T84" style:family="text">
      <style:text-properties officeooo:rsid="0082b1ae"/>
    </style:style>
    <style:style style:name="T85" style:family="text">
      <style:text-properties officeooo:rsid="00840774"/>
    </style:style>
    <style:style style:name="T86" style:family="text">
      <style:text-properties officeooo:rsid="00853190"/>
    </style:style>
    <style:style style:name="T87" style:family="text">
      <style:text-properties officeooo:rsid="0088f959"/>
    </style:style>
    <style:style style:name="T88" style:family="text">
      <style:text-properties officeooo:rsid="008a39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6"/>
      <text:p text:style-name="P36">Presentació assignatura</text:p>
      <text:p text:style-name="P46">Comentem web assignatura</text:p>
      <text:p text:style-name="P59">Comentem unitats </text:p>
      <text:list xml:id="list5378256610469500265" text:style-name="L1">
        <text:list-item>
          <text:p text:style-name="P196"><text:a xlink:type="simple" xlink:href="https://paulinoposada.github.io/web_e/web_e_2425/documents/apunts/unitat_1_ley_ohm/e_apunts_ud_1_1_gs.pdf">1.1 Circuit elèctric</text:a></text:p>
        </text:list-item>
        <text:list-item>
          <text:p text:style-name="P196"><text:a xlink:type="simple" xlink:href="https://paulinoposada.github.io/web_e/web_e_2425/documents/apunts/unitat_1_ley_ohm/e_apunts_ud_1_2_gs.pdf">1.2 Llei d'ohm</text:a></text:p>
        </text:list-item>
        <text:list-item>
          <text:p text:style-name="P196"><text:a xlink:type="simple" xlink:href="https://paulinoposada.github.io/web_e/web_e_2425/documents/apunts/unitat_2_seguridad/e_apunts_ud_2_1_gs.pdf">2 Seguretat</text:a></text:p>
        </text:list-item>
        <text:list-item>
          <text:p text:style-name="P19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97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6"/>
      <text:p text:style-name="P46"/>
      <text:p text:style-name="P3">Di<text:span text:style-name="T3">jous</text:span><text:tab/><text:tab/><text:tab/><text:tab/>2<text:span text:style-name="T3">6</text:span>/09/2<text:span text:style-name="T1">4</text:span></text:p>
      <text:p text:style-name="P37"/>
      <text:p text:style-name="P47">Comentem </text:p>
      <text:list xml:id="list9126506316564604131" text:style-name="L2">
        <text:list-item>
          <text:p text:style-name="P19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15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9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0"/>
      <text:p text:style-name="P60"/>
      <text:p text:style-name="P4">Di<text:span text:style-name="T5">vendres</text:span><text:tab/><text:tab/><text:tab/>2<text:span text:style-name="T5">7</text:span>/09/2<text:span text:style-name="T1">4</text:span></text:p>
      <text:p text:style-name="P38"/>
      <text:p text:style-name="P48">Comentem </text:p>
      <text:list xml:id="list164346979393016" text:continue-numbering="true" text:style-name="L2">
        <text:list-item>
          <text:p text:style-name="P19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6"/>
      <text:p text:style-name="P66"/>
      <text:p text:style-name="P66"/>
      <text:p text:style-name="P66"/>
      <text:p text:style-name="P66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8"/>
      <text:p text:style-name="P61">Comentem <text:s/></text:p>
      <text:list xml:id="list164345960885104" text:continue-list="list5378256610469500265" text:style-name="L1">
        <text:list-item>
          <text:p text:style-name="P20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01">Programa de simulació Cade Simu</text:p>
        </text:list-item>
      </text:list>
      <text:p text:style-name="P48"/>
      <text:p text:style-name="P48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8"/>
      <text:p text:style-name="P48">Comentem </text:p>
      <text:list xml:id="list4432727849359640026" text:style-name="L3">
        <text:list-item>
          <text:p text:style-name="P210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16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16">Baixem al taller i comentem connexió font d'alimentació de PC que utilitzarem per les pràctiques de cc.</text:p>
          <text:p text:style-name="P217"><text:s/></text:p>
        </text:list-item>
      </text:list>
      <text:p text:style-name="P61"/>
      <text:p text:style-name="P61"/>
      <text:p text:style-name="P18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8"/>
      <text:p text:style-name="P48">Comentem </text:p>
      <text:list xml:id="list164346970276276" text:continue-numbering="true" text:style-name="L3">
        <text:list-item>
          <text:p text:style-name="P224">Baixem al taller i feim practiques amb circuits pont.</text:p>
        </text:list-item>
      </text:list>
      <text:p text:style-name="P67"/>
      <text:p text:style-name="P67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9"/>
      <text:p text:style-name="P62">Comentem <text:s/></text:p>
      <text:list xml:id="list164346047380036" text:continue-list="list164345960885104" text:style-name="L1">
        <text:list-item>
          <text:p text:style-name="P202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02"/>
        </text:list-item>
      </text:list>
      <text:p text:style-name="P49"/>
      <text:p text:style-name="P49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9"/>
      <text:p text:style-name="P49">Comentem </text:p>
      <text:list xml:id="list1466526841220472609" text:style-name="L4">
        <text:list-item>
          <text:p text:style-name="P225">Comentem pràctica Wheatstone amb dos diodes, corrent per la diagonal en els següents casos: </text:p>
          <text:p text:style-name="P225">cas 1: potenciòmetre a màxima resistència </text:p>
          <text:p text:style-name="P225">cas 2: potenciòmetre a resistència igual a R3</text:p>
          <text:p text:style-name="P225">cas 3: potenciòmetrea a mínima resistència</text:p>
        </text:list-item>
        <text:list-item>
          <text:p text:style-name="P211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25"/>
          <text:p text:style-name="P218"><text:s/></text:p>
        </text:list-item>
      </text:list>
      <text:p text:style-name="P62"/>
      <text:p text:style-name="P62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9"/>
      <text:p text:style-name="P49">Comentem </text:p>
      <text:list xml:id="list164346015564850" text:continue-numbering="true" text:style-name="L4">
        <text:list-item>
          <text:p text:style-name="P211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8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0"/>
      <text:p text:style-name="P63">Comentem <text:s/></text:p>
      <text:list xml:id="list164345887178973" text:continue-list="list164346047380036" text:style-name="L1">
        <text:list-item>
          <text:p text:style-name="P203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03"/>
        </text:list-item>
      </text:list>
      <text:p text:style-name="P50"/>
      <text:p text:style-name="P50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0"/>
      <text:p text:style-name="P50">Comentem </text:p>
      <text:list xml:id="list3354238143333062601" text:style-name="L5">
        <text:list-item>
          <text:p text:style-name="P227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27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26"/>
          <text:p text:style-name="P219"><text:s/></text:p>
        </text:list-item>
      </text:list>
      <text:p text:style-name="P63"/>
      <text:p text:style-name="P63"/>
      <text:p text:style-name="P6"/>
      <text:p text:style-name="P187">Di<text:span text:style-name="T5">vendres</text:span><text:tab/><text:tab/><text:tab/><text:span text:style-name="T8">18</text:span>/<text:span text:style-name="T6">10</text:span>/2<text:span text:style-name="T1">4</text:span></text:p>
      <text:p text:style-name="P40"/>
      <text:p text:style-name="P50">Comentem </text:p>
      <text:list xml:id="list164345812914611" text:continue-numbering="true" text:style-name="L5">
        <text:list-item>
          <text:p text:style-name="P230">Comentem <text:a xlink:type="simple" xlink:href="https://paulinoposada.github.io/web_e/web_e_2425/documents/ta.pdf">tasca 5</text:a>.</text:p>
        </text:list-item>
        <text:list-item>
          <text:p text:style-name="P228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1"/>
      <text:p text:style-name="P71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1"/>
      <text:p text:style-name="P64">Comentem <text:s/></text:p>
      <text:list xml:id="list164346456681635" text:continue-list="list164345887178973" text:style-name="L1">
        <text:list-item>
          <text:p text:style-name="P229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04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04"/>
        </text:list-item>
      </text:list>
      <text:p text:style-name="P51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1"/>
      <text:list xml:id="list57484364092734794" text:style-name="L6">
        <text:list-item>
          <text:p text:style-name="P212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20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46"><text:span text:style-name="T21">Comencem a comentar apartat 1.2 </text:span><text:span text:style-name="T50">La derivada y ejemplos de tensiones variables </text:span><text:span text:style-name="T51">(fins pàg. 13)</text:span></text:p>
      <text:p text:style-name="P148">Comentem exercici 1.2-1</text:p>
      <text:p text:style-name="P147"/>
      <text:p text:style-name="P147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42"/>
      <text:p text:style-name="P65">Comentem <text:s/></text:p>
      <text:list xml:id="list164346897085070" text:continue-list="list164346456681635" text:style-name="L1">
        <text:list-item>
          <text:p text:style-name="P231">Treball autònom 9</text:p>
        </text:list-item>
        <text:list-item>
          <text:p text:style-name="P237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205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06"/>
        </text:list-item>
      </text:list>
      <text:p text:style-name="P52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72"/>
      <text:p text:style-name="P72">Lliure triat pel centre</text:p>
      <text:list xml:id="list2583178018381716655" text:style-name="L7">
        <text:list-header>
          <text:p text:style-name="P221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72">Tots Sants</text:p>
      <text:p text:style-name="P9"/>
      <text:p text:style-name="P165"/>
      <text:p text:style-name="P165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43"/>
      <text:p text:style-name="P73"><text:a xlink:type="simple" xlink:href="https://paulinoposada.github.io/web_e/web_e_2425/documents/examens/241106_ome_map33a_examen_sol.pdf">Examen</text:a></text:p>
      <text:list xml:id="list164345738990555" text:continue-list="list164346897085070" text:style-name="L1">
        <text:list-header>
          <text:p text:style-name="P207"/>
        </text:list-header>
      </text:list>
      <text:p text:style-name="P53"/>
      <text:p text:style-name="P10"/>
      <text:p text:style-name="P188">Di<text:span text:style-name="T3">jous</text:span><text:tab/><text:tab/><text:tab/><text:tab/><text:span text:style-name="T54">07</text:span>/<text:span text:style-name="T6">11</text:span>/2<text:span text:style-name="T1">4</text:span></text:p>
      <text:p text:style-name="P53"/>
      <text:list xml:id="list3565632493587763859" text:style-name="L8">
        <text:list-item>
          <text:p text:style-name="P213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22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65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66"/>
      <text:p text:style-name="P166"/>
      <text:p text:style-name="P166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4"/>
      <text:p text:style-name="P129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64346644847858" text:continue-list="list164345738990555" text:style-name="L1">
        <text:list-header>
          <text:p text:style-name="P208"/>
        </text:list-header>
      </text:list>
      <text:p text:style-name="P54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4"/>
      <text:p text:style-name="P74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5">Terminat de comentar l'apartat 1.3 Capacidad de un condensador. </text:p>
      <text:p text:style-name="P76">Comentat apartat 1.4 Conexión serie/paralelo de condensadores</text:p>
      <text:p text:style-name="P77">Comentat apartat 1.5 Condensadores en la práctica</text:p>
      <text:p text:style-name="P77">Començat a comentar l'exercici 1.4-3 pàg. 36</text:p>
      <text:p text:style-name="P76"/>
      <text:list xml:id="list7251866203643429541" text:style-name="L9">
        <text:list-header>
          <text:p text:style-name="P214"/>
          <text:p text:style-name="P223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1">Comentat exercici <text:span text:style-name="T57">l'exercici 1.4-3 pàg. 36 </text:span>i treball <text:a xlink:type="simple" xlink:href="https://paulinoposada.github.io/web_e/web_e_2425/documents/ta/ta_11.pdf">autònom 11</text:a>.</text:p>
      <text:p text:style-name="P81"/>
      <text:p text:style-name="P81"/>
      <text:p text:style-name="P167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5"/>
      <text:p text:style-name="P86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6"/>
      <text:p text:style-name="P86">Començat amb <text:a xlink:type="simple" xlink:href="https://paulinoposada.github.io/web_e/web_e_2425/documents/apunts/unitat_6_magnetisme/e_apunts_ud_6_gs.pdf">unitat 6</text:a>.</text:p>
      <text:p text:style-name="P86">Comentat apartat 1.1 Imanes permanentes.</text:p>
      <text:p text:style-name="P87">Comentat apartat 1.<text:span text:style-name="T59">2</text:span> <text:span text:style-name="T59">Electromagnetismo</text:span>.</text:p>
      <text:p text:style-name="P129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64346645067267" text:continue-list="list164346644847858" text:style-name="L1">
        <text:list-header>
          <text:p text:style-name="P209"/>
        </text:list-header>
      </text:list>
      <text:p text:style-name="P55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8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98">Comentat apartat 1.4 Permeabilidad y saturación</text:p>
      <text:p text:style-name="P14"/>
      <text:p text:style-name="P14"/>
      <text:p text:style-name="P14"/>
      <text:p text:style-name="P189">Di<text:span text:style-name="T5">vendres</text:span><text:tab/><text:tab/><text:tab/><text:span text:style-name="T58">22</text:span>/<text:span text:style-name="T6">11</text:span>/2<text:span text:style-name="T1">4</text:span></text:p>
      <text:p text:style-name="P88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98">Comentat apartat 1.4 Permeabilidad y saturación</text:p>
      <text:p text:style-name="P15"/>
      <text:p text:style-name="P82"/>
      <text:p text:style-name="P168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8"/>
      <text:p text:style-name="P98">Preparació examen.</text:p>
      <text:p text:style-name="P69"/>
      <text:p text:style-name="P56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8"/>
      <text:p text:style-name="P98">Examen</text:p>
      <text:p text:style-name="P78"/>
      <text:p text:style-name="P95"/>
      <text:p text:style-name="P95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3"/>
      <text:p text:style-name="P104">Comentem <text:a xlink:type="simple" xlink:href="https://paulinoposada.github.io/web_e/web_e_2425/documents/examens/241128_ome_map33a_examen_sol.pdf">solució examen</text:a></text:p>
      <text:p text:style-name="P82"/>
      <text:p text:style-name="P169"/>
      <text:p text:style-name="P169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9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105">Comentem apartat 1.5 Inducción electromagnética</text:p>
      <text:p text:style-name="P105">Comentem apartat 1.6 Inducción mutua</text:p>
      <text:p text:style-name="P105">Comentem els exercicis 1.12-6 i 7</text:p>
      <text:p text:style-name="P70"/>
      <text:p text:style-name="P57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9"/>
      <text:p text:style-name="P106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9"/>
      <text:p text:style-name="P96"/>
      <text:p text:style-name="P96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4"/>
      <text:p text:style-name="P106">Festiu</text:p>
      <text:p text:style-name="P170"/>
      <text:p text:style-name="P170"/>
      <text:p text:style-name="P170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0"/>
      <text:p text:style-name="P107">Baixa</text:p>
      <text:p text:style-name="P58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100"/>
      <text:p text:style-name="P107">Baixa</text:p>
      <text:p text:style-name="P80"/>
      <text:p text:style-name="P97"/>
      <text:p text:style-name="P17"/>
      <text:p text:style-name="P190">Di<text:span text:style-name="T5">vendres</text:span><text:tab/><text:tab/><text:tab/><text:span text:style-name="T63">13</text:span>/<text:span text:style-name="T6">12</text:span>/2<text:span text:style-name="T1">4</text:span></text:p>
      <text:p text:style-name="P85"/>
      <text:p text:style-name="P107">Baixa</text:p>
      <text:p text:style-name="P85"/>
      <text:p text:style-name="P85"/>
      <text:p text:style-name="P170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0"/>
      <text:p text:style-name="P107">Comentem dubtes examen.</text:p>
      <text:p text:style-name="P90">Co<text:span text:style-name="T60">ntinuat</text:span> amb <text:a xlink:type="simple" xlink:href="https://paulinoposada.github.io/web_e/web_e_2425/documents/apunts/unitat_6_magnetisme/e_apunts_ud_6_gs.pdf">unitat 6</text:a>.</text:p>
      <text:p text:style-name="P107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100"/>
      <text:p text:style-name="P107">Examen</text:p>
      <text:p text:style-name="P80"/>
      <text:p text:style-name="P97"/>
      <text:p text:style-name="P171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0">Repassem <text:a xlink:type="simple" xlink:href="https://paulinoposada.github.io/web_e/web_e_2425/documents/apunts/unitat_6_magnetisme/e_apunts_ud_6_gs.pdf"><text:span text:style-name="T58">unitat 6</text:span></text:a>.</text:p>
      <text:p text:style-name="P109">Comentem apartat 1.7 Inductores i inductancia</text:p>
      <text:p text:style-name="P101"/>
      <text:p text:style-name="P108"/>
      <text:p text:style-name="P172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0"/>
      <text:p text:style-name="P91">Co<text:span text:style-name="T60">ntinuat</text:span> amb <text:a xlink:type="simple" xlink:href="https://paulinoposada.github.io/web_e/web_e_2425/documents/apunts/unitat_6_magnetisme/e_apunts_ud_6_gs.pdf">unitat 6</text:a>.</text:p>
      <text:p text:style-name="P110">Comentem apartat 1.<text:span text:style-name="T64">8</text:span> <text:span text:style-name="T64">Càlcul d'inductors.</text:span></text:p>
      <text:p text:style-name="P102"/>
      <text:p text:style-name="P173"/>
      <text:p text:style-name="P173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1"/>
      <text:p text:style-name="P92">Co<text:span text:style-name="T60">ntinuat</text:span> amb <text:a xlink:type="simple" xlink:href="https://paulinoposada.github.io/web_e/web_e_2425/documents/apunts/unitat_6_magnetisme/e_apunts_ud_6_gs.pdf">unitat 6</text:a>.</text:p>
      <text:p text:style-name="P111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11"/>
      <text:p text:style-name="P103"/>
      <text:p text:style-name="P174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2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2"/>
      <text:p text:style-name="P21"/>
      <text:p text:style-name="P21">Dijous <text:tab/><text:tab/><text:tab/>16/01/25</text:p>
      <text:p text:style-name="P21"/>
      <text:p text:style-name="P93">Co<text:span text:style-name="T60">ntinuat</text:span> amb <text:a xlink:type="simple" xlink:href="https://paulinoposada.github.io/web_e/web_e_2425/documents/apunts/unitat_6_magnetisme/e_apunts_ud_6_gs.pdf">unitat 6</text:a>.</text:p>
      <text:p text:style-name="P113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91">Di<text:span text:style-name="T66">vendres</text:span> <text:tab/><text:tab/><text:tab/>1<text:span text:style-name="T66">7</text:span>/01/25</text:p>
      <text:p text:style-name="P22"/>
      <text:p text:style-name="P94"><text:span text:style-name="T66">Acabat</text:span> amb <text:a xlink:type="simple" xlink:href="https://paulinoposada.github.io/web_e/web_e_2425/documents/apunts/unitat_6_magnetisme/e_apunts_ud_6_gs.pdf">unitat 6</text:a>.</text:p>
      <text:p text:style-name="P114">Comen<text:span text:style-name="T66">tem</text:span> l<text:span text:style-name="T66">'</text:span>exercici 1.12-13</text:p>
      <text:p text:style-name="P114"/>
      <text:p text:style-name="P115">Començat amb la <text:a xlink:type="simple" xlink:href="https://paulinoposada.github.io/web_e/web_e_2425/documents/apunts/unitat_7_ca/e_apunts_ud_7_gs.pdf">unitat 7</text:a> - Corrent altern</text:p>
      <text:p text:style-name="P114">Come<text:span text:style-name="T66">nçam a comentar l'apartat 1, teoria bàsica.</text:span></text:p>
      <text:p text:style-name="P115"/>
      <text:p text:style-name="P115"/>
      <text:p text:style-name="P175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5"/>
      <text:p text:style-name="P183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9">Comentat el funcionament del circuit.</text:p>
      <text:p text:style-name="P183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3">Baixat al taller. Comencen a muntar la pràctica motor 2, els grups 1 i 2</text:p>
      <text:p text:style-name="P176"/>
      <text:p text:style-name="P176"/>
      <text:p text:style-name="P176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6"/>
      <text:p text:style-name="P116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0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5"/>
      <text:p text:style-name="P115"/>
      <text:p text:style-name="P115"/>
      <text:p text:style-name="P177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7"/>
      <text:p text:style-name="P117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21"/>
      <text:p text:style-name="P121"/>
      <text:p text:style-name="P178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8"/>
      <text:p text:style-name="P184"><text:span text:style-name="T38">C</text:span><text:span text:style-name="T27">omentem dubtes relatius a l'examen de demà.</text:span></text:p>
      <text:p text:style-name="P18"/>
      <text:p text:style-name="P18"/>
      <text:p text:style-name="P179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5"/>
      <text:p text:style-name="P185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4">Comentem la solució de l'examen.</text:p>
      <text:p text:style-name="P124"/>
      <text:p text:style-name="P124"/>
      <text:p text:style-name="P180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80"/>
      <text:p text:style-name="P182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80"/>
      <text:p text:style-name="P180"/>
      <text:p text:style-name="P181"/>
      <text:p text:style-name="P195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81"/>
      <text:p text:style-name="P118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2"/>
      <text:p text:style-name="P125">Comentem apartat 1.1 Corriente alterna monofásica </text:p>
      <text:p text:style-name="P125">Comentem apartat 1.1.1 Esquema de principio de un generador de corriente continua</text:p>
      <text:p text:style-name="P122"><text:span text:style-name="T70">Comentem apartat 1.1.2 Inducción de corriente al mover un conductor dentro de un campo magnético</text:span> </text:p>
      <text:p text:style-name="P125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22"/>
      <text:p text:style-name="P126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49">Crea un sketch que encienda secuencialmente 3 LEDs, con una pausa de 1 segundo entre el encendido y apagado. Dibuja el esquema de montaje de los 3 LEDs. </text:p>
      <text:p text:style-name="P150"/>
      <text:p text:style-name="P150"/>
      <text:p text:style-name="P163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63"/>
      <text:p text:style-name="P151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51"/>
      <text:p text:style-name="P151"/>
      <text:p text:style-name="P163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63"/>
      <text:p text:style-name="P152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2"/>
      <text:p text:style-name="P156">Comentem <text:span text:style-name="T73">exercicis 1.1.5-1 a 4.</text:span></text:p>
      <text:p text:style-name="P151"/>
      <text:p text:style-name="P151"/>
      <text:p text:style-name="P181"/>
      <text:p text:style-name="P25">Divendres <text:tab/><text:tab/><text:tab/>14/02/25</text:p>
      <text:p text:style-name="P25"/>
      <text:p text:style-name="P153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3"/>
      <text:p text:style-name="P157">Comentem l'apartat 1.2.3 Velocitat angular</text:p>
      <text:p text:style-name="P157">Comentem els exercicis 1.2.3-1 i 2.</text:p>
      <text:p text:style-name="P157"/>
      <text:p text:style-name="P157"/>
      <text:p text:style-name="P26">Di<text:span text:style-name="T75">mecres</text:span> <text:tab/><text:tab/><text:tab/>1<text:span text:style-name="T75">9</text:span>/02/25</text:p>
      <text:p text:style-name="P164"/>
      <text:p text:style-name="P160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59">Comentem esquema i muntatge de l'exercici 1 (pàg. 21).</text:p>
      <text:p text:style-name="P159">Muntem la pràctica 2 - LED encès per un polsador.</text:p>
      <text:p text:style-name="P157"/>
      <text:p text:style-name="P27"/>
      <text:p text:style-name="P192">Di<text:span text:style-name="T76">jous</text:span> <text:tab/><text:tab/><text:tab/><text:span text:style-name="T76">20</text:span>/02/25</text:p>
      <text:p text:style-name="P27"/>
      <text:p text:style-name="P15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4"/>
      <text:p text:style-name="P158">Comentem l'apartat 1.2.<text:span text:style-name="T76">4 Seno y coseno.</text:span></text:p>
      <text:p text:style-name="P158">Comentem l'apartat 1.2.<text:span text:style-name="T76">5 Representación gráfica de intensidad y tensión.</text:span></text:p>
      <text:p text:style-name="P161">Comentem l'apartat 1.2.5.1 Ondas de intensidad y tensión en una resistencia</text:p>
      <text:p text:style-name="P161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5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62"/>
      <text:p text:style-name="P162">Repassem l'exercici 1.2.5.1.</text:p>
      <text:p text:style-name="P162">Comentem l'exercici 1.2.5.2.</text:p>
      <text:p text:style-name="P155"/>
      <text:p text:style-name="P155"/>
      <text:p text:style-name="P29">Di<text:span text:style-name="T78">mecres</text:span> <text:tab/><text:tab/><text:tab/><text:span text:style-name="T76">26</text:span>/02/25</text:p>
      <text:p text:style-name="P29"/>
      <text:p text:style-name="P127">Comentem dubtes examen de demà.</text:p>
      <text:p text:style-name="P127"/>
      <text:p text:style-name="P127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7"/>
      <text:p text:style-name="P127"/>
      <text:p text:style-name="P30">Di<text:span text:style-name="T79">jous</text:span> <text:tab/><text:tab/><text:tab/><text:span text:style-name="T76">27</text:span>/02/25</text:p>
      <text:p text:style-name="P30"/>
      <text:p text:style-name="P128">Examen final segona avaluació.</text:p>
      <text:p text:style-name="P128"/>
      <text:p text:style-name="P128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30">Baixem al taller, comencem amb la <text:a xlink:type="simple" xlink:href="https://paulinoposada.github.io/web_e/web_e_2425/documents/practiques/practica_motor_2/practica_motor_2.pdf">pràctica motor 2</text:a>.</text:p>
      <text:p text:style-name="P130"/>
      <text:p text:style-name="P130"/>
      <text:p text:style-name="P32">Di<text:span text:style-name="T81">jous</text:span> <text:tab/><text:tab/><text:tab/><text:span text:style-name="T76">27</text:span>/0<text:span text:style-name="T80">3</text:span>/25</text:p>
      <text:p text:style-name="P32"/>
      <text:p text:style-name="P134">Continuem amb la <text:a xlink:type="simple" xlink:href="https://paulinoposada.github.io/web_e/web_e_2425/documents/apunts/unitat_7_ca/e_apunts_ud_7_gs.pdf">unitat 7</text:a>.</text:p>
      <text:p text:style-name="P134"/>
      <text:p text:style-name="P134">Comentem apartat 13 Formes d'ona en corrent alterna, apartat 14 Medició en corrent alterna i apartat 15 Fase en CA.</text:p>
      <text:p text:style-name="P134"/>
      <text:p text:style-name="P134"/>
      <text:p text:style-name="P33">Di<text:span text:style-name="T82">vendres</text:span> <text:tab/><text:tab/><text:tab/><text:span text:style-name="T76">28</text:span>/0<text:span text:style-name="T80">3</text:span>/25</text:p>
      <text:p text:style-name="P33"/>
      <text:p text:style-name="P135">Continuem amb la <text:a xlink:type="simple" xlink:href="https://paulinoposada.github.io/web_e/web_e_2425/documents/apunts/unitat_7_ca/e_apunts_ud_7_gs.pdf">unitat 7</text:a>.</text:p>
      <text:p text:style-name="P135"/>
      <text:p text:style-name="P135">Comentem apartat 1<text:span text:style-name="T83">6 Com determinar la direcció del corrent en un generador.</text:span></text:p>
      <text:p text:style-name="P135"/>
      <text:p text:style-name="P131"/>
      <text:p text:style-name="P193">Di<text:span text:style-name="T78">mecres</text:span> <text:tab/><text:tab/><text:tab/><text:span text:style-name="T84">02</text:span>/0<text:span text:style-name="T84">4</text:span>/25</text:p>
      <text:p text:style-name="P34"/>
      <text:p text:style-name="P132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32"/>
      <text:p text:style-name="P139">Acaben la práctica motor 2 els grups 1, 2, 4 i 5. Grups 6 i 3 falta acabar.</text:p>
      <text:p text:style-name="P139"/>
      <text:p text:style-name="P132"/>
      <text:p text:style-name="P34">Di<text:span text:style-name="T81">jous</text:span> <text:tab/><text:tab/><text:tab/><text:span text:style-name="T85">03</text:span>/0<text:span text:style-name="T85">4</text:span>/25</text:p>
      <text:p text:style-name="P34"/>
      <text:p text:style-name="P136">Continuem amb la <text:a xlink:type="simple" xlink:href="https://paulinoposada.github.io/web_e/web_e_2425/documents/apunts/unitat_7_ca/e_apunts_ud_7_gs.pdf">unitat 7</text:a>.</text:p>
      <text:p text:style-name="P136">Comentem <text:span text:style-name="T86">exercici 15-3.</text:span></text:p>
      <text:p text:style-name="P136"/>
      <text:p text:style-name="P141">Comencem amb la <text:a xlink:type="simple" xlink:href="https://paulinoposada.github.io/web_e/web_e_2425/documents/apunts/unitat_8_nombres_complexos/e_apunts_ud_8_gs.pdf">unitat 8</text:a>.</text:p>
      <text:p text:style-name="P141">Comentem format polar i rectangular de nombres complexos. Comentem conversió entre els dos formats.</text:p>
      <text:p text:style-name="P136"/>
      <text:p text:style-name="P136"/>
      <text:p text:style-name="P34">Di<text:span text:style-name="T82">vendres</text:span> <text:tab/><text:tab/><text:tab/><text:span text:style-name="T86">04</text:span>/0<text:span text:style-name="T86">4</text:span>/25</text:p>
      <text:p text:style-name="P34"/>
      <text:p text:style-name="P137">Continuem amb la <text:a xlink:type="simple" xlink:href="https://paulinoposada.github.io/web_e/web_e_2425/documents/apunts/unitat_8_nombres_complexos/e_apunts_ud_8_gs.pdf"><text:span text:style-name="T86">unitat 8</text:span></text:a>.</text:p>
      <text:p text:style-name="P142">Comentem suma, resta, multiplicació i divisió de nombres complexos.</text:p>
      <text:p text:style-name="P142">Comencem a fer la suma gràfica dels vectors del primer exemple de l'apartat 3.</text:p>
      <text:p text:style-name="P132"/>
      <text:p text:style-name="P132"/>
      <text:p text:style-name="P194">Di<text:span text:style-name="T78">mecres</text:span> <text:tab/><text:tab/><text:tab/><text:span text:style-name="T84">09</text:span>/0<text:span text:style-name="T84">4</text:span>/25</text:p>
      <text:p text:style-name="P35"/>
      <text:p text:style-name="P133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40"/>
      <text:p text:style-name="P143">Acaben la pràctica motor 2 els grups 6 i 3.</text:p>
      <text:p text:style-name="P143">Continuen amb la pràctica motor 3 els grups 1,2,4 i 5.</text:p>
      <text:p text:style-name="P143">Acaba la pràctica <text:span text:style-name="T87">motor </text:span>3 <text:span text:style-name="T87">el grup 2.</text:span> </text:p>
      <text:p text:style-name="P140"/>
      <text:p text:style-name="P133"/>
      <text:p text:style-name="P35">Di<text:span text:style-name="T81">jous</text:span> <text:tab/><text:tab/><text:tab/><text:span text:style-name="T87">10</text:span>/0<text:span text:style-name="T85">4</text:span>/25</text:p>
      <text:p text:style-name="P35"/>
      <text:p text:style-name="P144">No es fa classe per que el grup fa el vídeo promocional del centre.</text:p>
      <text:p text:style-name="P138"/>
      <text:p text:style-name="P138"/>
      <text:p text:style-name="P35">Di<text:span text:style-name="T82">vendres</text:span> <text:tab/><text:tab/><text:tab/><text:span text:style-name="T87">11</text:span>/0<text:span text:style-name="T86">4</text:span>/25</text:p>
      <text:p text:style-name="P145"/>
      <text:p text:style-name="P144">Comentem la solució del <text:a xlink:type="simple" xlink:href="https://paulinoposada.github.io/web_e/web_e_2425/documents/ta/ta_12_sol.pdf">treball autònom 12</text:a>.</text:p>
      <text:p text:style-name="P138">Continuem amb la <text:a xlink:type="simple" xlink:href="https://paulinoposada.github.io/web_e/web_e_2425/documents/apunts/unitat_8_nombres_complexos/e_apunts_ud_8_gs.pdf"><text:span text:style-name="T86">unitat 8</text:span></text:a>.</text:p>
      <text:p text:style-name="P232"><text:span text:style-name="T87">Acabem de c</text:span>oment<text:span text:style-name="T87">ar</text:span> <text:span text:style-name="T87">el primer </text:span>exemple de l'apartat 3, <text:span text:style-name="T87">suma de</text:span> vectors.</text:p>
      <text:p text:style-name="P232"/>
      <text:p text:style-name="P236"/>
      <text:p text:style-name="P236">Di<text:span text:style-name="T78">mecres</text:span> <text:tab/><text:tab/><text:tab/><text:span text:style-name="T88">16</text:span>/0<text:span text:style-name="T84">4</text:span>/25</text:p>
      <text:p text:style-name="P236"/>
      <text:p text:style-name="P234">Baixem al taller.</text:p>
      <text:p text:style-name="P233"/>
      <text:p text:style-name="P235"><text:span text:style-name="T88">Continua amb</text:span> la pràctica motor <text:span text:style-name="T88">3</text:span> el grup 6.</text:p>
      <text:p text:style-name="P235"><text:span text:style-name="T88">Terminen</text:span> amb la pràctica motor 3 els grups 4 i 5.</text:p>
      <text:p text:style-name="P235"><text:span text:style-name="T88">Comença</text:span> la pràctica <text:span text:style-name="T87">motor 4</text:span> <text:span text:style-name="T87">el grup 2.</text:span> </text:p>
      <text:p text:style-name="P2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17T16:43:45.085298282</dc:date>
    <meta:editing-duration>PT6H8M46S</meta:editing-duration>
    <meta:editing-cycles>125</meta:editing-cycles>
    <meta:document-statistic meta:table-count="0" meta:image-count="0" meta:object-count="0" meta:page-count="11" meta:paragraph-count="257" meta:word-count="1329" meta:character-count="8576" meta:non-whitespace-character-count="7315"/>
  </office:meta>
</office:document-meta>
</file>